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 style:master-page-name="Standard">
      <style:paragraph-properties fo:margin-left="0.5in" fo:margin-right="0in" fo:text-indent="-0.25in" style:auto-text-indent="false" style:page-number="1"/>
    </style:style>
    <style:style style:name="P3" style:family="paragraph" style:parent-style-name="Standard" style:list-style-name="WWNum1">
      <style:paragraph-properties fo:margin-left="1in" fo:margin-right="0in" fo:text-indent="-0.25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T1" style:family="text">
      <style:text-properties style:text-underline-style="none"/>
    </style:style>
    <style:style style:name="T2" style:family="text">
      <style:text-properties fo:font-size="12pt" fo:font-weight="bold" style:font-size-asian="12pt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31688413" text:style-name="WWNum1">
        <text:list-item>
          <text:p text:style-name="P2">What: Countermeditation</text:p>
        </text:list-item>
        <text:list-item>
          <text:p text:style-name="P1">When: NOW</text:p>
        </text:list-item>
        <text:list-item>
          <text:p text:style-name="P1">Where: Everywhere and anywhere possible.</text:p>
        </text:list-item>
        <text:list-item>
          <text:p text:style-name="P1">Why: Empowering everyone with the tools necessary to grow</text:p>
        </text:list-item>
        <text:list-item>
          <text:p text:style-name="P1">Which: Both Meditation and Countermeditation</text:p>
          <text:list>
            <text:list-item>
              <text:p text:style-name="P3">Both are pillars</text:p>
            </text:list-item>
            <text:list-item>
              <text:p text:style-name="P3">Assisting in our growth in life.</text:p>
            </text:list-item>
          </text:list>
        </text:list-item>
        <text:list-item>
          <text:p text:style-name="P1">Who: Anyone 12 and Up</text:p>
        </text:list-item>
        <text:list-item>
          <text:p text:style-name="P1">Whose: Belonging to everyone </text:p>
        </text:list-item>
        <text:list-item>
          <text:p text:style-name="P1">How: Any way possible</text:p>
          <text:list>
            <text:list-item>
              <text:p text:style-name="P3">Website</text:p>
            </text:list-item>
          </text:list>
        </text:list-item>
      </text:list>
      <text:p text:style-name="Standard"/>
      <text:p text:style-name="Standard"/>
      <text:p text:style-name="Standard"><text:span text:style-name="T2">Talking Points:</text:span></text:p>
      <text:p text:style-name="P4">Debate senior <text:tab/>year</text:p>
      <text:p text:style-name="P4">Mike Sousa</text:p>
      <text:p text:style-name="P4">Support structure for pla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5" meta:word-count="68" meta:character-count="403" meta:non-whitespace-character-count="359"/>
    <meta:generator>LibreOfficeDev/6.0.5.2$Linux_X86_64 LibreOffice_project/</meta:generator>
  </office:meta>
</office:document-meta>
</file>